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90000043CA8BAFDE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14004" draw:fill="solid" draw:fill-color="#ff950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cm" svg:stroke-color="#808000" draw:marker-start-width="0.425cm" draw:marker-end-width="0.425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203cm" svg:stroke-color="#000080" draw:marker-start="" draw:marker-start-width="0.504cm" draw:marker-end-width="0.504cm" draw:fill="none" draw:textarea-vertical-align="middle" fo:padding-top="0.226cm" fo:padding-bottom="0.226cm" fo:padding-left="0.351cm" fo:padding-right="0.351cm"/>
    </style:style>
    <style:style style:name="gr4" style:family="graphic" style:parent-style-name="standard">
      <style:graphic-properties svg:stroke-width="0.051cm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666666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6" style:family="graphic" style:parent-style-name="standard">
      <style:graphic-properties draw:stroke="none" svg:stroke-width="0cm" svg:stroke-color="#666666" draw:marker-start-width="0.237cm" draw:marker-end-width="0.237cm" draw:fill="solid" draw:fill-color="#666666" draw:opacity="100%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7" style:family="graphic" style:parent-style-name="standard">
      <style:graphic-properties svg:stroke-width="0.025cm" svg:stroke-color="#333333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8" style:family="graphic" style:parent-style-name="standard">
      <style:graphic-properties svg:stroke-width="0cm" svg:stroke-color="#000000" draw:marker-start-width="0.2cm" draw:marker-end-width="0.2cm" draw:fill="solid" draw:fill-color="#0066cc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color="#0066cc" draw:fill="solid" draw:fill-color="#008080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cm" svg:stroke-color="#c5000b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75cm" svg:stroke-color="#579d1c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14" style:family="graphic" style:parent-style-name="objectwithoutfill">
      <style:graphic-properties svg:stroke-width="0.203cm" svg:stroke-color="#000080" draw:marker-start-width="0.504cm" draw:marker-end-width="0.504cm" draw:fill="none" draw:textarea-vertical-align="middle" fo:padding-top="0.226cm" fo:padding-bottom="0.226cm" fo:padding-left="0.351cm" fo:padding-right="0.351cm"/>
    </style:style>
    <style:style style:name="gr15" style:family="graphic" style:parent-style-name="objectwithoutfill">
      <style:graphic-properties svg:stroke-width="0.075cm" svg:stroke-color="#579d1c" draw:marker-start-width="0.312cm" draw:marker-end-width="0.312cm" draw:fill="none" draw:textarea-vertical-align="middle" fo:padding-top="0.163cm" fo:padding-bottom="0.163cm" fo:padding-left="0.288cm" fo:padding-right="0.288cm"/>
    </style:style>
    <style:style style:name="gr1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356cm" svg:stroke-color="#355e00" draw:marker-start-width="0.731cm" draw:marker-end="Arrowheads_20_2" draw:marker-end-width="0.731cm" draw:fill="none" draw:textarea-vertical-align="middle" fo:padding-top="0.3cm" fo:padding-bottom="0.3cm" fo:padding-left="0.425cm" fo:padding-right="0.42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075cm" svg:stroke-color="#ff950e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20" style:family="graphic" style:parent-style-name="objectwithoutfill">
      <style:graphic-properties svg:stroke-width="0.051cm" svg:stroke-color="#0000ff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1cm" svg:stroke-color="#c5000b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67cm" svg:height="0.554cm" svg:x="11.033cm" svg:y="27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266cm" svg:y1="27.84cm" svg:x2="11.266cm" svg:y2="28.073cm">
          <text:p/>
        </draw:line>
        <draw:line draw:style-name="gr3" draw:text-style-name="P1" draw:layer="layout" svg:x1="6.539cm" svg:y1="25.406cm" svg:x2="6.539cm" svg:y2="20.326cm">
          <text:p/>
        </draw:line>
        <draw:custom-shape draw:style-name="gr4" draw:text-style-name="P1" draw:layer="layout" svg:width="8.001cm" svg:height="2.476cm" svg:x="2.27cm" svg:y="25.638cm">
          <text:p/>
          <draw:enhanced-geometry svg:viewBox="0 0 21600 21600" draw:glue-points="?f6 10800 10800 21600 ?f5 10800 10800 0" draw:text-areas="?f3 ?f3 ?f4 ?f4" draw:type="trapezoid" draw:modifiers="1452.034883720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polygon draw:style-name="gr5" draw:text-style-name="P1" draw:layer="layout" svg:width="11.272cm" svg:height="1.03cm" svg:x="0.635cm" svg:y="27.172cm" svg:viewBox="0 0 11273 1031" draw:points="0,0 11273,0 10914,1031 358,1031">
            <text:p/>
          </draw:polygon>
          <draw:path draw:style-name="gr6" draw:text-style-name="P1" draw:layer="layout" svg:width="11.302cm" svg:height="1.049cm" svg:x="0.619cm" svg:y="27.162cm" svg:viewBox="0 0 11303 1050" svg:d="m0 9c0-1 1-3 2-4s3-3 6-4 4-1 7-1h11273c3 0 5 0 7 1s5 2 6 4 2 3 2 4 0 2 0 2l-359 1032c-1 1-1 1-2 2-1 2-3 3-6 4s-4 1-7 1h-10556c-3 0-5 0-7-1s-5-2-6-4c-1-1-1-1-2-2l-358-1032c0 0 0-1 0-2zm34 10 352 1012h10530l353-1012z">
            <text:p/>
          </draw:path>
        </draw:g>
        <draw:polygon draw:style-name="gr7" draw:text-style-name="P1" draw:layer="layout" svg:width="0cm" svg:height="0cm" svg:x="2.778cm" svg:y="26.813cm" svg:viewBox="0 0 0 0" draw:points="0,0">
          <text:p/>
        </draw:polygon>
        <draw:polygon draw:style-name="gr7" draw:text-style-name="P1" draw:layer="layout" svg:width="0cm" svg:height="0cm" svg:x="12.05cm" svg:y="28.2cm" svg:viewBox="0 0 0 0" draw:points="0,0">
          <text:p/>
        </draw:polygon>
        <draw:custom-shape draw:style-name="gr8" draw:text-style-name="P1" draw:layer="layout" svg:width="10.541cm" svg:height="0.254cm" svg:x="1cm" svg:y="27.92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74.26127527216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13.319cm" svg:y1="20.742cm" svg:x2="13.319cm" svg:y2="28.127cm">
          <text:p/>
        </draw:line>
        <draw:line draw:style-name="gr9" draw:text-style-name="P1" draw:layer="layout" svg:x1="19.461cm" svg:y1="28.127cm" svg:x2="13.319cm" svg:y2="28.127cm">
          <text:p/>
        </draw:line>
        <draw:line draw:style-name="gr9" draw:text-style-name="P1" draw:layer="layout" svg:x1="19.408cm" svg:y1="20.664cm" svg:x2="19.408cm" svg:y2="28.126cm">
          <text:p/>
        </draw:line>
        <draw:custom-shape draw:style-name="gr10" draw:text-style-name="P1" draw:layer="layout" svg:width="5.835cm" svg:height="6.604cm" svg:x="13.446cm" svg:y="21.3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3cm" svg:height="1.578cm" svg:x="13.587cm" svg:y="26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4.683cm" svg:y1="26.284cm" svg:x2="14.683cm" svg:y2="15.732cm">
          <text:p/>
        </draw:line>
        <draw:custom-shape draw:style-name="gr1" draw:text-style-name="P1" draw:layer="layout" svg:width="0.467cm" svg:height="0.594cm" svg:x="18.44cm" svg:y="27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8.673cm" svg:y1="27.64cm" svg:x2="18.673cm" svg:y2="27.873cm">
          <text:p/>
        </draw:line>
        <draw:line draw:style-name="gr13" draw:text-style-name="P1" draw:layer="layout" svg:x1="18.653cm" svg:y1="27.046cm" svg:x2="18.653cm" svg:y2="13.076cm">
          <text:p/>
        </draw:line>
        <draw:line draw:style-name="gr3" draw:text-style-name="P1" draw:layer="layout" svg:x1="14.012cm" svg:y1="26.295cm" svg:x2="14.012cm" svg:y2="20.326cm">
          <text:p/>
        </draw:line>
        <draw:line draw:style-name="gr14" draw:text-style-name="P1" draw:layer="layout" svg:x1="13.954cm" svg:y1="20.326cm" svg:x2="6.588cm" svg:y2="20.326cm">
          <text:p/>
        </draw:line>
        <draw:line draw:style-name="gr13" draw:text-style-name="P1" draw:layer="layout" svg:x1="11.287cm" svg:y1="27.3cm" svg:x2="11.287cm" svg:y2="15.732cm">
          <text:p/>
        </draw:line>
        <draw:line draw:style-name="gr15" draw:text-style-name="P1" draw:layer="layout" svg:x1="18.653cm" svg:y1="13.076cm" svg:x2="15.351cm" svg:y2="13.076cm">
          <text:p/>
        </draw:line>
        <draw:line draw:style-name="gr16" draw:text-style-name="P1" draw:layer="layout" svg:x1="0.619cm" svg:y1="27.162cm" svg:x2="1cm" svg:y2="28.178cm">
          <text:p/>
        </draw:line>
        <draw:line draw:style-name="gr16" draw:text-style-name="P1" draw:layer="layout" svg:x1="11.541cm" svg:y1="28.178cm" svg:x2="1cm" svg:y2="28.178cm">
          <text:p/>
        </draw:line>
        <draw:line draw:style-name="gr16" draw:text-style-name="P1" draw:layer="layout" svg:x1="11.541cm" svg:y1="28.178cm" svg:x2="11.922cm" svg:y2="27.162cm">
          <text:p/>
        </draw:line>
        <draw:line draw:style-name="gr17" draw:text-style-name="P1" draw:layer="layout" svg:x1="7.304cm" svg:y1="25.637cm" svg:x2="7.29cm" svg:y2="24.24cm">
          <text:p/>
        </draw:line>
        <draw:line draw:style-name="gr17" draw:text-style-name="P1" draw:layer="layout" svg:x1="5.943cm" svg:y1="25.636cm" svg:x2="5.807cm" svg:y2="24.367cm">
          <text:p/>
        </draw:line>
        <draw:line draw:style-name="gr17" draw:text-style-name="P1" draw:layer="layout" svg:x1="8.843cm" svg:y1="25.636cm" svg:x2="8.728cm" svg:y2="24.113cm">
          <text:p/>
        </draw:line>
        <draw:line draw:style-name="gr17" draw:text-style-name="P1" draw:layer="layout" svg:x1="4.543cm" svg:y1="25.636cm" svg:x2="4.527cm" svg:y2="24.113cm">
          <text:p/>
        </draw:line>
        <draw:line draw:style-name="gr17" draw:text-style-name="P1" draw:layer="layout" svg:x1="3.143cm" svg:y1="25.636cm" svg:x2="3.267cm" svg:y2="24.24cm">
          <text:p/>
        </draw:line>
        <draw:frame draw:style-name="gr18" draw:text-style-name="P1" draw:layer="layout" svg:width="10.046cm" svg:height="13.199cm" svg:x="5.318cm" svg:y="2.533cm">
          <draw:image xlink:href="Pictures/10000201000003390000043CA8BAFDED.png" xlink:type="simple" xlink:show="embed" xlink:actuate="onLoad">
            <text:p/>
          </draw:image>
        </draw:frame>
        <draw:custom-shape draw:style-name="gr1" draw:text-style-name="P1" draw:layer="layout" svg:width="0.34cm" svg:height="0.511cm" svg:x="9.637cm" svg:y="24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9.764cm" svg:y1="24.761cm" svg:x2="9.763cm" svg:y2="15.732cm">
          <text:p/>
        </draw:line>
        <draw:line draw:style-name="gr20" draw:text-style-name="P1" draw:layer="layout" svg:x1="9.917cm" svg:y1="25.258cm" svg:x2="9.917cm" svg:y2="25.639cm">
          <text:p/>
        </draw:line>
        <draw:line draw:style-name="gr20" draw:text-style-name="P1" draw:layer="layout" svg:x1="9.742cm" svg:y1="25.258cm" svg:x2="9.742cm" svg:y2="25.639cm">
          <text:p/>
        </draw:line>
        <draw:line draw:style-name="gr21" draw:text-style-name="P1" draw:layer="layout" svg:x1="7.001cm" svg:y1="15.733cm" svg:x2="7.001cm" svg:y2="17.776cm">
          <text:p/>
        </draw:line>
        <draw:custom-shape draw:style-name="gr22" draw:text-style-name="P2" draw:layer="layout" svg:width="3.048cm" svg:height="0.889cm" svg:x="5.512cm" svg:y="17.765cm">
          <text:p text:style-name="P1"><text:span text:style-name="T1">110-220V A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ve user</meta:initial-creator>
    <meta:creation-date>2013-01-17T23:19:31</meta:creation-date>
    <dc:date>2013-07-17T16:05:18</dc:date>
    <dc:creator>surcadiz </dc:creator>
    <meta:editing-duration>PT1H43M31S</meta:editing-duration>
    <meta:editing-cycles>21</meta:editing-cycles>
    <meta:generator>LibreOffice/4.0.2.2$Linux_X86_64 LibreOffice_project/400m0$Build-2</meta:generator>
    <meta:document-statistic meta:object-count="38"/>
  </office:meta>
</office:document-meta>
</file>